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P3" style:parent-style-name="ListParagraph" style:list-style-name="LFO1" style:family="paragraph">
      <style:text-properties fo:language="en" fo:country="US"/>
    </style:style>
    <style:style style:name="P4" style:parent-style-name="ListParagraph" style:family="paragraph">
      <style:text-properties fo:language="en" fo:country="US"/>
    </style:style>
    <style:style style:name="T5" style:parent-style-name="DefaultParagraphFont" style:family="text">
      <style:text-properties fo:background-color="#FFFF00" fo:language="en" fo:country="US"/>
    </style:style>
    <style:style style:name="P6" style:parent-style-name="ListParagraph" style:family="paragraph">
      <style:paragraph-properties fo:margin-left="1in">
        <style:tab-stops/>
      </style:paragraph-properties>
      <style:text-properties fo:language="en" fo:country="US"/>
    </style:style>
    <style:style style:name="P7" style:parent-style-name="ListParagraph" style:family="paragraph">
      <style:paragraph-properties fo:margin-left="1in">
        <style:tab-stops/>
      </style:paragraph-properties>
      <style:text-properties fo:language="en" fo:country="US"/>
    </style:style>
    <style:style style:name="P8" style:parent-style-name="ListParagraph" style:family="paragraph">
      <style:paragraph-properties fo:margin-left="1in">
        <style:tab-stops/>
      </style:paragraph-properties>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ListParagraph" style:list-style-name="LFO1"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Normal"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ListParagraph" style:list-style-name="LFO2" style:family="paragraph">
      <style:text-properties fo:language="en" fo:country="US"/>
    </style:style>
    <style:style style:name="P18" style:parent-style-name="ListParagraph" style:list-style-name="LFO2"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background-color="#FFFF00" fo:language="en" fo:country="US"/>
    </style:style>
    <style:style style:name="P21" style:parent-style-name="ListParagraph" style:list-style-name="LFO2" style:family="paragraph">
      <style:paragraph-properties fo:margin-left="0.75in">
        <style:tab-stops/>
      </style:paragraph-properties>
      <style:text-properties fo:language="en" fo:country="US"/>
    </style:style>
    <style:style style:name="P22" style:parent-style-name="ListParagraph" style:family="paragraph">
      <style:paragraph-properties fo:margin-left="0.75in">
        <style:tab-stops/>
      </style:paragraph-properties>
      <style:text-properties fo:language="en" fo:country="US"/>
    </style:style>
    <style:style style:name="P23" style:parent-style-name="ListParagraph" style:list-style-name="LFO2" style:family="paragraph">
      <style:paragraph-properties fo:margin-left="0.75in">
        <style:tab-stops/>
      </style:paragraph-propertie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background-color="#FFFF00" fo:language="en" fo:country="US"/>
    </style:style>
    <style:style style:name="P27" style:parent-style-name="ListParagraph" style:family="paragraph">
      <style:paragraph-properties fo:margin-left="0.75in">
        <style:tab-stops/>
      </style:paragraph-properties>
      <style:text-properties fo:language="en" fo:country="US"/>
    </style:style>
    <style:style style:name="P28" style:parent-style-name="ListParagraph" style:list-style-name="LFO2" style:family="paragraph">
      <style:paragraph-properties fo:margin-left="0.75in">
        <style:tab-stops/>
      </style:paragraph-properties>
      <style:text-properties fo:language="en" fo:country="US"/>
    </style:style>
    <style:style style:name="P29" style:parent-style-name="ListParagraph" style:family="paragraph">
      <style:paragraph-properties fo:margin-left="0.75in">
        <style:tab-stops/>
      </style:paragraph-properties>
      <style:text-properties fo:language="en" fo:country="US"/>
    </style:style>
    <style:style style:name="P30" style:parent-style-name="ListParagraph" style:list-style-name="LFO2" style:family="paragraph">
      <style:paragraph-properties fo:margin-left="0.75in">
        <style:tab-stops/>
      </style:paragraph-properties>
      <style:text-properties fo:language="en" fo:country="US"/>
    </style:style>
    <style:style style:name="P31" style:parent-style-name="ListParagraph" style:list-style-name="LFO2" style:family="paragraph"/>
    <style:style style:name="T32" style:parent-style-name="DefaultParagraphFont" style:family="text">
      <style:text-properties fo:language="en" fo:country="US"/>
    </style:style>
  </office:automatic-styles>
  <office:body>
    <office:text text:use-soft-page-breaks="true">
      <text:p text:style-name="P1"><text:span text:style-name="T2">Why did I choose Java:</text:span></text:p>
      <text:list text:style-name="LFO1" text:continue-numbering="true">
        <text:list-item>
          <text:p text:style-name="P3">Object-Oriented Programming: Java is an object-oriented programming language, which makes it well-suited for building complex systems. Monoidal categories are complex objects that can be represented as collections of objects and morphisms, which can be encapsulated in classes in an object-oriented system.</text:p>
        </text:list-item>
      </text:list>
      <text:p text:style-name="P4"/>
      <text:p text:style-name="ListParagraph"><text:span text:style-name="T5">Why do we use Object oriented programming for this project?</text:span></text:p>
      <text:p text:style-name="P6">Object-oriented programming (OOP) is well-suited for this project because it provides a way to organize and encapsulate the data and functionality associated with finite monoidal categories.</text:p>
      <text:p text:style-name="P7">In OOP, objects are created to represent real-world entities, and their behavior is defined through methods. In the case of monoidal categories, objects can represent the elements of the category (e.g., objects, morphisms, tensor products), and their behavior can be defined through methods that implement the monoidal properties, such as associativity and unit objects.</text:p>
      <text:p text:style-name="P8">By encapsulating the data and functionality of a monoidal category in objects, the complexity of the category can be managed and organized in a modular fashion, making it easier to maintain and modify. Additionally, OOP provides the ability to reuse code through inheritance and polymorphism, which can be useful in cases where similar monoidal categories need to be analyzed.</text:p>
      <text:p text:style-name="P9">Overall, OOP provides a way to model complex systems in a way that is organized, modular, and reusable, which makes it well-suited for building a tool that explores finite monoidal categories.</text:p>
      <text:p text:style-name="P10"/>
      <text:list text:style-name="LFO1" text:continue-numbering="true">
        <text:list-item>
          <text:p text:style-name="P11">Cross-Platform: Java code can be compiled to run on any platform with a Java Virtual Machine (JVM), which makes it a versatile language that can run on a variety of systems.</text:p>
        </text:list-item>
        <text:list-item>
          <text:p text:style-name="P12">Large Developer Community: Java has a large developer community, which means that there are many resources available for learning and troubleshooting issues. This can make it easier to find help if you encounter problems while building your project.</text:p>
        </text:list-item>
        <text:list-item>
          <text:p text:style-name="P13">Extensive Libraries: Java has an extensive set of libraries that can be used to build graphical user interfaces, handle input/output operations, and perform mathematical computations, which can be useful in building a tool with a graphical user interface that checks for the completeness and legality of monoidal categories.</text:p>
        </text:list-item>
        <text:list-item>
          <text:p text:style-name="P14">Mature Language: Java is a mature language that has been around for several decades. As a result, it is a stable language with a well-established syntax and best practices, which makes it easier to write maintainable and robust code.</text:p>
        </text:list-item>
      </text:list>
      <text:p text:style-name="P15">Why not choose other languages?</text:p>
      <text:list text:style-name="LFO2" text:continue-numbering="true">
        <text:list-item>
          <text:p text:style-name="P16">Python: Python is a popular language for scientific computing and has a large number of libraries that can be used for mathematical computations. However, it is an interpreted language, which means that it may be slower than a compiled language like Java for performing complex computations. Additionally, Python's dynamic typing may make it harder to catch errors in the code.</text:p>
        </text:list-item>
        <text:list-item>
          <text:p text:style-name="P17">C++: C++ is a compiled language that is known for its performance and low-level control. However, it has a steeper learning curve than Java, and its memory management features, such as pointers and memory allocation, can be difficult to manage and prone to errors.</text:p>
        </text:list-item>
        <text:list-item>
          <text:p text:style-name="P18">Haskell: Haskell is a functional programming language that has strong support for algebraic data types and pattern matching, which can be useful for representing the structure of monoidal categories. However, its syntax can be challenging for beginners, and its type system may require a significant amount of time to learn.</text:p>
        </text:list-item>
      </text:list>
      <text:p text:style-name="P19"/>
      <text:p text:style-name="ListParagraph"><text:span text:style-name="T20">Why isn’t functional programming preferred for this project?</text:span></text:p>
      <text:list text:style-name="LFO2" text:continue-numbering="true">
        <text:list-item>
          <text:p text:style-name="P21">Immutability: Functional programming emphasizes immutable data structures, meaning that once a data structure is created, it cannot be modified. While this is useful for avoiding unintended side effects, it may be less suitable for working with monoidal categories, which often involve modifying and combining elements.</text:p>
        </text:list-item>
      </text:list>
      <text:p text:style-name="P22"/>
      <text:list text:style-name="LFO2" text:continue-numbering="true">
        <text:list-item>
          <text:p text:style-name="P23"><text:span text:style-name="T24">Type System: Functional programming languages often have powerful type systems that can help ensure correctness and eliminate certain classes of bugs. However, these type systems may also be more complex and require more time to learn than the type system of a language like Java.</text:span><text:span text:style-name="T25"><text:s/></text:span><text:span text:style-name="T26">(I am more comfortable in Java)</text:span></text:p>
        </text:list-item>
      </text:list>
      <text:p text:style-name="P27"/>
      <text:list text:style-name="LFO2" text:continue-numbering="true">
        <text:list-item>
          <text:p text:style-name="P28">Performance: Functional programming languages tend to favor pure functions and immutable data structures, which can sometimes result in slower performance compared to languages like Java, which are designed for performance-critical applications.</text:p>
        </text:list-item>
      </text:list>
      <text:p text:style-name="P29"/>
      <text:list text:style-name="LFO2" text:continue-numbering="true">
        <text:list-item>
          <text:p text:style-name="P30">Modularity: While functional programming can also be modular, it may be less well-suited for building complex object-oriented systems like finite monoidal categories, which can involve multiple layers of abstraction and complex relationships between objects.</text:p>
        </text:list-item>
        <text:list-item>
          <text:p text:style-name="P31"><text:span text:style-name="T32">JavaScript: JavaScript is a popular language for building web applications and has a large number of libraries for building user interfaces. However, its syntax and semantics can be confusing, especially for beginners, and it may not be the best choice for complex mathematical computation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nesh Sanderan</meta:initial-creator>
    <dc:creator>Pradnesh Sanderan</dc:creator>
    <meta:creation-date>2023-03-23T16:22:00Z</meta:creation-date>
    <dc:date>2023-03-23T18:20:00Z</dc:date>
    <meta:template xlink:href="Normal" xlink:type="simple"/>
    <meta:editing-cycles>1</meta:editing-cycles>
    <meta:editing-duration>PT7080S</meta:editing-duration>
    <meta:document-statistic meta:page-count="2" meta:paragraph-count="9" meta:word-count="746" meta:character-count="4993" meta:row-count="35" meta:non-whitespace-character-count="4256"/>
  </office:meta>
</office:document-meta>
</file>